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fcb" officeooo:paragraph-rsid="000a7fcb"/>
    </style:style>
    <style:style style:name="P2" style:family="paragraph" style:parent-style-name="Standard">
      <style:text-properties officeooo:rsid="000b2417" officeooo:paragraph-rsid="000b24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count: 1399</text:p>
      <text:p text:style-name="P1">Instruction count: 620</text:p>
      <text:p text:style-name="P1"/>
      <text:p text:style-name="P2">Critical path: </text:p>
      <text:p text:style-name="P2"><text:tab/>slack = 2.89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4:46:15.474517737</meta:creation-date>
    <dc:date>2019-10-23T16:24:50.938417520</dc:date>
    <meta:editing-duration>PT1H18M15S</meta:editing-duration>
    <meta:editing-cycles>1</meta:editing-cycles>
    <meta:document-statistic meta:table-count="0" meta:image-count="0" meta:object-count="0" meta:page-count="1" meta:paragraph-count="4" meta:word-count="11" meta:character-count="68" meta:non-whitespace-character-count="59"/>
    <meta:generator>LibreOffice/5.3.6.1$Linux_X86_64 LibreOffice_project/30$Build-1</meta:generator>
  </office:meta>
</office:document-meta>
</file>